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44.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iona Noyce</text:p>
          </table:table-cell>
          <table:table-cell office:value-type="string" calcext:value-type="string">
            <text:p>01686 640625</text:p>
          </table:table-cell>
          <table:table-cell office:value-type="string" calcext:value-type="string">
            <text:p>fiona.noyce@outlook.com</text:p>
          </table:table-cell>
          <table:table-cell office:value-type="string" calcext:value-type="string">
            <text:p>Kaye Bennett</text:p>
          </table:table-cell>
          <table:table-cell office:value-type="string" calcext:value-type="string">
            <text:p>01686 630415</text:p>
          </table:table-cell>
          <table:table-cell office:value-type="string" calcext:value-type="string">
            <text:p>tyisel@aol.com</text:p>
          </table:table-cell>
          <table:table-cell/>
          <table:table-cell table:style-name="ce2" office:value-type="currency" office:currency="GBP" office:value="30" calcext:value-type="currency">
            <text:p>£30.00</text:p>
          </table:table-cell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Roger Boyle</text:p>
          </table:table-cell>
          <table:table-cell/>
          <table:table-cell office:value-type="string" calcext:value-type="string">
            <text:p>rogerdboyle@gmail.com</text:p>
          </table:table-cell>
          <table:table-cell office:value-type="string" calcext:value-type="string">
            <text:p>Jeff Thomas</text:p>
          </table:table-cell>
          <table:table-cell/>
          <table:table-cell office:value-type="string" calcext:value-type="string">
            <text:p>efflynthomas@gmail.com</text:p>
          </table:table-cell>
          <table:table-cell table:number-columns-repeated="2"/>
        </table:table-row>
        <table:table-row table:style-name="ro1"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Betty Loyn</text:p>
          </table:table-cell>
          <table:table-cell/>
          <table:table-cell office:value-type="string" calcext:value-type="string">
            <text:p>bettyloyn@gmail.com</text:p>
          </table:table-cell>
          <table:table-cell office:value-type="string" calcext:value-type="string">
            <text:p>Jo Davies</text:p>
          </table:table-cell>
          <table:table-cell office:value-type="string" calcext:value-type="string">
            <text:p>01970 627873</text:p>
          </table:table-cell>
          <table:table-cell table:number-columns-repeated="2"/>
          <table:table-cell table:style-name="ce2" office:value-type="currency" office:currency="GBP" office:value="15" calcext:value-type="currency">
            <text:p>£15.00</text:p>
          </table:table-cell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Margaret Roberts</text:p>
          </table:table-cell>
          <table:table-cell office:value-type="float" office:value="828032" calcext:value-type="float">
            <text:p>828032</text:p>
          </table:table-cell>
          <table:table-cell office:value-type="string" calcext:value-type="string">
            <text:p>mag.roberts@hotmail.co.uk</text:p>
          </table:table-cell>
          <table:table-cell table:number-columns-repeated="5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nita ?</text:p>
          </table:table-cell>
          <table:table-cell table:number-columns-repeated="7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Brian ?</text:p>
          </table:table-cell>
          <table:table-cell table:number-columns-repeated="7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Betty Brookes</text:p>
          </table:table-cell>
          <table:table-cell office:value-type="float" office:value="828301" calcext:value-type="float">
            <text:p>828301</text:p>
          </table:table-cell>
          <table:table-cell/>
          <table:table-cell office:value-type="string" calcext:value-type="string">
            <text:p>Elenid Thomas</text:p>
          </table:table-cell>
          <table:table-cell office:value-type="float" office:value="828765" calcext:value-type="float">
            <text:p>82876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6:42:20.162803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Boyle</meta:initial-creator>
    <meta:creation-date>2017-02-14T09:39:24.296112815</meta:creation-date>
    <dc:date>2017-03-01T16:56:00.902412963</dc:date>
    <dc:creator>Roger Boyle</dc:creator>
    <meta:editing-duration>PT25M25S</meta:editing-duration>
    <meta:editing-cycles>3</meta:editing-cycles>
    <meta:generator>LibreOffice/4.4.3.2$Linux_X86_64 LibreOffice_project/40m0$Build-2</meta:generator>
    <meta:document-statistic meta:table-count="1" meta:cell-count="32" meta:object-count="0"/>
  </office:meta>
</office:document-meta>
</file>